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1.0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3.648cm" svg:y="0.1cm">
            <draw:object draw:notify-on-update-of-ranges="Sheet1.A2:Sheet1.A12 Sheet1.B1:Sheet1.B1 Sheet1.B2:Sheet1.B12 Sheet1.C1:Sheet1.C1 Sheet1.C2:Sheet1.C12 Sheet1.D1:Sheet1.D1 Sheet1.D2:Sheet1.D12 Sheet1.E1:Sheet1.E1 Sheet1.E2:Sheet1.E12 Sheet1.F1:Sheet1.F1 Sheet1.F2:Sheet1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Par-1</text:p>
          </table:table-cell>
          <table:table-cell office:value-type="string" calcext:value-type="string">
            <text:p>Par-2</text:p>
          </table:table-cell>
          <table:table-cell office:value-type="string" calcext:value-type="string">
            <text:p>Par-4</text:p>
          </table:table-cell>
          <table:table-cell office:value-type="string" calcext:value-type="string">
            <text:p>Par-6</text:p>
          </table:table-cell>
        </table:table-row>
        <table:table-row table:style-name="ro1">
          <table:table-cell table:formula="of:=[$'lab1-icc-seq'.A1]" office:value-type="float" office:value="900" calcext:value-type="float">
            <text:p>900</text:p>
          </table:table-cell>
          <table:table-cell table:formula="of:=[$'lab1-icc-seq'.B1]" office:value-type="float" office:value="10" calcext:value-type="float">
            <text:p>10</text:p>
          </table:table-cell>
          <table:table-cell table:formula="of:=[$'lab1-icc-par-1'.B1]" office:value-type="float" office:value="9" calcext:value-type="float">
            <text:p>9</text:p>
          </table:table-cell>
          <table:table-cell table:formula="of:=[$'lab1-icc-par-2'.B1]" office:value-type="float" office:value="8" calcext:value-type="float">
            <text:p>8</text:p>
          </table:table-cell>
          <table:table-cell table:formula="of:=[$'lab1-icc-par-4'.B1]" office:value-type="float" office:value="10" calcext:value-type="float">
            <text:p>10</text:p>
          </table:table-cell>
          <table:table-cell table:formula="of:=[$'lab1-icc-par-6'.B1]" office:value-type="float" office:value="14" calcext:value-type="float">
            <text:p>14</text:p>
          </table:table-cell>
        </table:table-row>
        <table:table-row table:style-name="ro1">
          <table:table-cell table:formula="of:=[$'lab1-icc-seq'.A2]" office:value-type="float" office:value="3510" calcext:value-type="float">
            <text:p>3510</text:p>
          </table:table-cell>
          <table:table-cell table:formula="of:=[$'lab1-icc-seq'.B2]" office:value-type="float" office:value="102" calcext:value-type="float">
            <text:p>102</text:p>
          </table:table-cell>
          <table:table-cell table:formula="of:=[$'lab1-icc-par-1'.B2]" office:value-type="float" office:value="82" calcext:value-type="float">
            <text:p>82</text:p>
          </table:table-cell>
          <table:table-cell table:formula="of:=[$'lab1-icc-par-2'.B2]" office:value-type="float" office:value="78" calcext:value-type="float">
            <text:p>78</text:p>
          </table:table-cell>
          <table:table-cell table:formula="of:=[$'lab1-icc-par-4'.B2]" office:value-type="float" office:value="79" calcext:value-type="float">
            <text:p>79</text:p>
          </table:table-cell>
          <table:table-cell table:formula="of:=[$'lab1-icc-par-6'.B2]" office:value-type="float" office:value="84" calcext:value-type="float">
            <text:p>84</text:p>
          </table:table-cell>
        </table:table-row>
        <table:table-row table:style-name="ro1">
          <table:table-cell table:formula="of:=[$'lab1-icc-seq'.A3]" office:value-type="float" office:value="6120" calcext:value-type="float">
            <text:p>6120</text:p>
          </table:table-cell>
          <table:table-cell table:formula="of:=[$'lab1-icc-seq'.B3]" office:value-type="float" office:value="287" calcext:value-type="float">
            <text:p>287</text:p>
          </table:table-cell>
          <table:table-cell table:formula="of:=[$'lab1-icc-par-1'.B3]" office:value-type="float" office:value="225" calcext:value-type="float">
            <text:p>225</text:p>
          </table:table-cell>
          <table:table-cell table:formula="of:=[$'lab1-icc-par-2'.B3]" office:value-type="float" office:value="215" calcext:value-type="float">
            <text:p>215</text:p>
          </table:table-cell>
          <table:table-cell table:formula="of:=[$'lab1-icc-par-4'.B3]" office:value-type="float" office:value="223" calcext:value-type="float">
            <text:p>223</text:p>
          </table:table-cell>
          <table:table-cell table:formula="of:=[$'lab1-icc-par-6'.B3]" office:value-type="float" office:value="225" calcext:value-type="float">
            <text:p>225</text:p>
          </table:table-cell>
        </table:table-row>
        <table:table-row table:style-name="ro1">
          <table:table-cell table:formula="of:=[$'lab1-icc-seq'.A4]" office:value-type="float" office:value="8730" calcext:value-type="float">
            <text:p>8730</text:p>
          </table:table-cell>
          <table:table-cell table:formula="of:=[$'lab1-icc-seq'.B4]" office:value-type="float" office:value="563" calcext:value-type="float">
            <text:p>563</text:p>
          </table:table-cell>
          <table:table-cell table:formula="of:=[$'lab1-icc-par-1'.B4]" office:value-type="float" office:value="436" calcext:value-type="float">
            <text:p>436</text:p>
          </table:table-cell>
          <table:table-cell table:formula="of:=[$'lab1-icc-par-2'.B4]" office:value-type="float" office:value="422" calcext:value-type="float">
            <text:p>422</text:p>
          </table:table-cell>
          <table:table-cell table:formula="of:=[$'lab1-icc-par-4'.B4]" office:value-type="float" office:value="442" calcext:value-type="float">
            <text:p>442</text:p>
          </table:table-cell>
          <table:table-cell table:formula="of:=[$'lab1-icc-par-6'.B4]" office:value-type="float" office:value="441" calcext:value-type="float">
            <text:p>441</text:p>
          </table:table-cell>
        </table:table-row>
        <table:table-row table:style-name="ro1">
          <table:table-cell table:formula="of:=[$'lab1-icc-seq'.A5]" office:value-type="float" office:value="11340" calcext:value-type="float">
            <text:p>11340</text:p>
          </table:table-cell>
          <table:table-cell table:formula="of:=[$'lab1-icc-seq'.B5]" office:value-type="float" office:value="936" calcext:value-type="float">
            <text:p>936</text:p>
          </table:table-cell>
          <table:table-cell table:formula="of:=[$'lab1-icc-par-1'.B5]" office:value-type="float" office:value="719" calcext:value-type="float">
            <text:p>719</text:p>
          </table:table-cell>
          <table:table-cell table:formula="of:=[$'lab1-icc-par-2'.B5]" office:value-type="float" office:value="700" calcext:value-type="float">
            <text:p>700</text:p>
          </table:table-cell>
          <table:table-cell table:formula="of:=[$'lab1-icc-par-4'.B5]" office:value-type="float" office:value="724" calcext:value-type="float">
            <text:p>724</text:p>
          </table:table-cell>
          <table:table-cell table:formula="of:=[$'lab1-icc-par-6'.B5]" office:value-type="float" office:value="811" calcext:value-type="float">
            <text:p>811</text:p>
          </table:table-cell>
        </table:table-row>
        <table:table-row table:style-name="ro1">
          <table:table-cell table:formula="of:=[$'lab1-icc-seq'.A6]" office:value-type="float" office:value="13950" calcext:value-type="float">
            <text:p>13950</text:p>
          </table:table-cell>
          <table:table-cell table:formula="of:=[$'lab1-icc-seq'.B6]" office:value-type="float" office:value="1397" calcext:value-type="float">
            <text:p>1397</text:p>
          </table:table-cell>
          <table:table-cell table:formula="of:=[$'lab1-icc-par-1'.B6]" office:value-type="float" office:value="1069" calcext:value-type="float">
            <text:p>1069</text:p>
          </table:table-cell>
          <table:table-cell table:formula="of:=[$'lab1-icc-par-2'.B6]" office:value-type="float" office:value="1046" calcext:value-type="float">
            <text:p>1046</text:p>
          </table:table-cell>
          <table:table-cell table:formula="of:=[$'lab1-icc-par-4'.B6]" office:value-type="float" office:value="1061" calcext:value-type="float">
            <text:p>1061</text:p>
          </table:table-cell>
          <table:table-cell table:formula="of:=[$'lab1-icc-par-6'.B6]" office:value-type="float" office:value="1117" calcext:value-type="float">
            <text:p>1117</text:p>
          </table:table-cell>
        </table:table-row>
        <table:table-row table:style-name="ro1">
          <table:table-cell table:formula="of:=[$'lab1-icc-seq'.A7]" office:value-type="float" office:value="16560" calcext:value-type="float">
            <text:p>16560</text:p>
          </table:table-cell>
          <table:table-cell table:formula="of:=[$'lab1-icc-seq'.B7]" office:value-type="float" office:value="1953" calcext:value-type="float">
            <text:p>1953</text:p>
          </table:table-cell>
          <table:table-cell table:formula="of:=[$'lab1-icc-par-1'.B7]" office:value-type="float" office:value="1490" calcext:value-type="float">
            <text:p>1490</text:p>
          </table:table-cell>
          <table:table-cell table:formula="of:=[$'lab1-icc-par-2'.B7]" office:value-type="float" office:value="1463" calcext:value-type="float">
            <text:p>1463</text:p>
          </table:table-cell>
          <table:table-cell table:formula="of:=[$'lab1-icc-par-4'.B7]" office:value-type="float" office:value="1531" calcext:value-type="float">
            <text:p>1531</text:p>
          </table:table-cell>
          <table:table-cell table:formula="of:=[$'lab1-icc-par-6'.B7]" office:value-type="float" office:value="1570" calcext:value-type="float">
            <text:p>1570</text:p>
          </table:table-cell>
        </table:table-row>
        <table:table-row table:style-name="ro1">
          <table:table-cell table:formula="of:=[$'lab1-icc-seq'.A8]" office:value-type="float" office:value="19170" calcext:value-type="float">
            <text:p>19170</text:p>
          </table:table-cell>
          <table:table-cell table:formula="of:=[$'lab1-icc-seq'.B8]" office:value-type="float" office:value="2602" calcext:value-type="float">
            <text:p>2602</text:p>
          </table:table-cell>
          <table:table-cell table:formula="of:=[$'lab1-icc-par-1'.B8]" office:value-type="float" office:value="1980" calcext:value-type="float">
            <text:p>1980</text:p>
          </table:table-cell>
          <table:table-cell table:formula="of:=[$'lab1-icc-par-2'.B8]" office:value-type="float" office:value="1950" calcext:value-type="float">
            <text:p>1950</text:p>
          </table:table-cell>
          <table:table-cell table:formula="of:=[$'lab1-icc-par-4'.B8]" office:value-type="float" office:value="2043" calcext:value-type="float">
            <text:p>2043</text:p>
          </table:table-cell>
          <table:table-cell table:formula="of:=[$'lab1-icc-par-6'.B8]" office:value-type="float" office:value="2689" calcext:value-type="float">
            <text:p>2689</text:p>
          </table:table-cell>
        </table:table-row>
        <table:table-row table:style-name="ro1">
          <table:table-cell table:formula="of:=[$'lab1-icc-seq'.A9]" office:value-type="float" office:value="21780" calcext:value-type="float">
            <text:p>21780</text:p>
          </table:table-cell>
          <table:table-cell table:formula="of:=[$'lab1-icc-seq'.B9]" office:value-type="float" office:value="3342" calcext:value-type="float">
            <text:p>3342</text:p>
          </table:table-cell>
          <table:table-cell table:formula="of:=[$'lab1-icc-par-1'.B9]" office:value-type="float" office:value="2541" calcext:value-type="float">
            <text:p>2541</text:p>
          </table:table-cell>
          <table:table-cell table:formula="of:=[$'lab1-icc-par-2'.B9]" office:value-type="float" office:value="2505" calcext:value-type="float">
            <text:p>2505</text:p>
          </table:table-cell>
          <table:table-cell table:formula="of:=[$'lab1-icc-par-4'.B9]" office:value-type="float" office:value="2629" calcext:value-type="float">
            <text:p>2629</text:p>
          </table:table-cell>
          <table:table-cell table:formula="of:=[$'lab1-icc-par-6'.B9]" office:value-type="float" office:value="3427" calcext:value-type="float">
            <text:p>3427</text:p>
          </table:table-cell>
        </table:table-row>
        <table:table-row table:style-name="ro1">
          <table:table-cell table:formula="of:=[$'lab1-icc-seq'.A10]" office:value-type="float" office:value="24390" calcext:value-type="float">
            <text:p>24390</text:p>
          </table:table-cell>
          <table:table-cell table:formula="of:=[$'lab1-icc-seq'.B10]" office:value-type="float" office:value="4174" calcext:value-type="float">
            <text:p>4174</text:p>
          </table:table-cell>
          <table:table-cell table:formula="of:=[$'lab1-icc-par-1'.B10]" office:value-type="float" office:value="3169" calcext:value-type="float">
            <text:p>3169</text:p>
          </table:table-cell>
          <table:table-cell table:formula="of:=[$'lab1-icc-par-2'.B10]" office:value-type="float" office:value="3131" calcext:value-type="float">
            <text:p>3131</text:p>
          </table:table-cell>
          <table:table-cell table:formula="of:=[$'lab1-icc-par-4'.B10]" office:value-type="float" office:value="3289" calcext:value-type="float">
            <text:p>3289</text:p>
          </table:table-cell>
          <table:table-cell table:formula="of:=[$'lab1-icc-par-6'.B10]" office:value-type="float" office:value="4126" calcext:value-type="float">
            <text:p>4126</text:p>
          </table:table-cell>
        </table:table-row>
        <table:table-row table:style-name="ro1">
          <table:table-cell table:formula="of:=[$'lab1-icc-seq'.A11]" office:value-type="float" office:value="27000" calcext:value-type="float">
            <text:p>27000</text:p>
          </table:table-cell>
          <table:table-cell table:formula="of:=[$'lab1-icc-seq'.B11]" office:value-type="float" office:value="5104" calcext:value-type="float">
            <text:p>5104</text:p>
          </table:table-cell>
          <table:table-cell table:formula="of:=[$'lab1-icc-par-1'.B11]" office:value-type="float" office:value="3870" calcext:value-type="float">
            <text:p>3870</text:p>
          </table:table-cell>
          <table:table-cell table:formula="of:=[$'lab1-icc-par-2'.B11]" office:value-type="float" office:value="3829" calcext:value-type="float">
            <text:p>3829</text:p>
          </table:table-cell>
          <table:table-cell table:formula="of:=[$'lab1-icc-par-4'.B11]" office:value-type="float" office:value="4021" calcext:value-type="float">
            <text:p>4021</text:p>
          </table:table-cell>
          <table:table-cell table:formula="of:=[$'lab1-icc-par-6'.B11]" office:value-type="float" office:value="4861" calcext:value-type="float">
            <text:p>4861</text:p>
          </table:table-cell>
        </table:table-row>
      </table:table>
      <table:table table:name="Sheet1_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Par-1</text:p>
          </table:table-cell>
          <table:table-cell office:value-type="string" calcext:value-type="string">
            <text:p>Par-2</text:p>
          </table:table-cell>
          <table:table-cell office:value-type="string" calcext:value-type="string">
            <text:p>Par-4</text:p>
          </table:table-cell>
          <table:table-cell office:value-type="string" calcext:value-type="string">
            <text:p>Par-6</text:p>
          </table:table-cell>
        </table:table-row>
        <table:table-row table:style-name="ro1">
          <table:table-cell table:formula="of:=[$'lab1-icc-seq'.A1]" office:value-type="float" office:value="900" calcext:value-type="float">
            <text:p>900</text:p>
          </table:table-cell>
          <table:table-cell table:formula="of:=ROUND([$'lab1-icc-seq'.B1]/[$'lab1-icc-seq'.B1]/1;3)" office:value-type="float" office:value="1" calcext:value-type="float">
            <text:p>1</text:p>
          </table:table-cell>
          <table:table-cell table:formula="of:=ROUND([$'lab1-icc-seq'.B1]/[$'lab1-icc-par-1'.B1]/1;3)" office:value-type="float" office:value="1.111" calcext:value-type="float">
            <text:p>1,111</text:p>
          </table:table-cell>
          <table:table-cell table:formula="of:=ROUND([$'lab1-icc-seq'.B1]/[$'lab1-icc-par-2'.B1]/1;3)" office:value-type="float" office:value="1.25" calcext:value-type="float">
            <text:p>1,25</text:p>
          </table:table-cell>
          <table:table-cell table:formula="of:=ROUND([$'lab1-icc-seq'.B1]/[$'lab1-icc-par-4'.B1]/1;3)" office:value-type="float" office:value="1" calcext:value-type="float">
            <text:p>1</text:p>
          </table:table-cell>
          <table:table-cell table:formula="of:=ROUND([$'lab1-icc-seq'.B1]/[$'lab1-icc-par-6'.B1]/1;3)" office:value-type="float" office:value="0.714" calcext:value-type="float">
            <text:p>0,714</text:p>
          </table:table-cell>
        </table:table-row>
        <table:table-row table:style-name="ro1">
          <table:table-cell table:formula="of:=[$'lab1-icc-seq'.A2]" office:value-type="float" office:value="3510" calcext:value-type="float">
            <text:p>3510</text:p>
          </table:table-cell>
          <table:table-cell table:formula="of:=ROUND([$'lab1-icc-seq'.B2]/[$'lab1-icc-seq'.B2]/1;3)" office:value-type="float" office:value="1" calcext:value-type="float">
            <text:p>1</text:p>
          </table:table-cell>
          <table:table-cell table:formula="of:=ROUND([$'lab1-icc-seq'.B2]/[$'lab1-icc-par-1'.B2]/1;3)" office:value-type="float" office:value="1.244" calcext:value-type="float">
            <text:p>1,244</text:p>
          </table:table-cell>
          <table:table-cell table:formula="of:=ROUND([$'lab1-icc-seq'.B2]/[$'lab1-icc-par-2'.B2]/1;3)" office:value-type="float" office:value="1.308" calcext:value-type="float">
            <text:p>1,308</text:p>
          </table:table-cell>
          <table:table-cell table:formula="of:=ROUND([$'lab1-icc-seq'.B2]/[$'lab1-icc-par-4'.B2]/1;3)" office:value-type="float" office:value="1.291" calcext:value-type="float">
            <text:p>1,291</text:p>
          </table:table-cell>
          <table:table-cell table:formula="of:=ROUND([$'lab1-icc-seq'.B2]/[$'lab1-icc-par-6'.B2]/1;3)" office:value-type="float" office:value="1.214" calcext:value-type="float">
            <text:p>1,214</text:p>
          </table:table-cell>
        </table:table-row>
        <table:table-row table:style-name="ro1">
          <table:table-cell table:formula="of:=[$'lab1-icc-seq'.A3]" office:value-type="float" office:value="6120" calcext:value-type="float">
            <text:p>6120</text:p>
          </table:table-cell>
          <table:table-cell table:formula="of:=ROUND([$'lab1-icc-seq'.B3]/[$'lab1-icc-seq'.B3]/1;3)" office:value-type="float" office:value="1" calcext:value-type="float">
            <text:p>1</text:p>
          </table:table-cell>
          <table:table-cell table:formula="of:=ROUND([$'lab1-icc-seq'.B3]/[$'lab1-icc-par-1'.B3]/1;3)" office:value-type="float" office:value="1.276" calcext:value-type="float">
            <text:p>1,276</text:p>
          </table:table-cell>
          <table:table-cell table:formula="of:=ROUND([$'lab1-icc-seq'.B3]/[$'lab1-icc-par-2'.B3]/1;3)" office:value-type="float" office:value="1.335" calcext:value-type="float">
            <text:p>1,335</text:p>
          </table:table-cell>
          <table:table-cell table:formula="of:=ROUND([$'lab1-icc-seq'.B3]/[$'lab1-icc-par-4'.B3]/1;3)" office:value-type="float" office:value="1.287" calcext:value-type="float">
            <text:p>1,287</text:p>
          </table:table-cell>
          <table:table-cell table:formula="of:=ROUND([$'lab1-icc-seq'.B3]/[$'lab1-icc-par-6'.B3]/1;3)" office:value-type="float" office:value="1.276" calcext:value-type="float">
            <text:p>1,276</text:p>
          </table:table-cell>
        </table:table-row>
        <table:table-row table:style-name="ro1">
          <table:table-cell table:formula="of:=[$'lab1-icc-seq'.A4]" office:value-type="float" office:value="8730" calcext:value-type="float">
            <text:p>8730</text:p>
          </table:table-cell>
          <table:table-cell table:formula="of:=ROUND([$'lab1-icc-seq'.B4]/[$'lab1-icc-seq'.B4]/1;3)" office:value-type="float" office:value="1" calcext:value-type="float">
            <text:p>1</text:p>
          </table:table-cell>
          <table:table-cell table:formula="of:=ROUND([$'lab1-icc-seq'.B4]/[$'lab1-icc-par-1'.B4]/1;3)" office:value-type="float" office:value="1.291" calcext:value-type="float">
            <text:p>1,291</text:p>
          </table:table-cell>
          <table:table-cell table:formula="of:=ROUND([$'lab1-icc-seq'.B4]/[$'lab1-icc-par-2'.B4]/1;3)" office:value-type="float" office:value="1.334" calcext:value-type="float">
            <text:p>1,334</text:p>
          </table:table-cell>
          <table:table-cell table:formula="of:=ROUND([$'lab1-icc-seq'.B4]/[$'lab1-icc-par-4'.B4]/1;3)" office:value-type="float" office:value="1.274" calcext:value-type="float">
            <text:p>1,274</text:p>
          </table:table-cell>
          <table:table-cell table:formula="of:=ROUND([$'lab1-icc-seq'.B4]/[$'lab1-icc-par-6'.B4]/1;3)" office:value-type="float" office:value="1.277" calcext:value-type="float">
            <text:p>1,277</text:p>
          </table:table-cell>
        </table:table-row>
        <table:table-row table:style-name="ro1">
          <table:table-cell table:formula="of:=[$'lab1-icc-seq'.A5]" office:value-type="float" office:value="11340" calcext:value-type="float">
            <text:p>11340</text:p>
          </table:table-cell>
          <table:table-cell table:formula="of:=ROUND([$'lab1-icc-seq'.B5]/[$'lab1-icc-seq'.B5]/1;3)" office:value-type="float" office:value="1" calcext:value-type="float">
            <text:p>1</text:p>
          </table:table-cell>
          <table:table-cell table:formula="of:=ROUND([$'lab1-icc-seq'.B5]/[$'lab1-icc-par-1'.B5]/1;3)" office:value-type="float" office:value="1.302" calcext:value-type="float">
            <text:p>1,302</text:p>
          </table:table-cell>
          <table:table-cell table:formula="of:=ROUND([$'lab1-icc-seq'.B5]/[$'lab1-icc-par-2'.B5]/1;3)" office:value-type="float" office:value="1.337" calcext:value-type="float">
            <text:p>1,337</text:p>
          </table:table-cell>
          <table:table-cell table:formula="of:=ROUND([$'lab1-icc-seq'.B5]/[$'lab1-icc-par-4'.B5]/1;3)" office:value-type="float" office:value="1.293" calcext:value-type="float">
            <text:p>1,293</text:p>
          </table:table-cell>
          <table:table-cell table:formula="of:=ROUND([$'lab1-icc-seq'.B5]/[$'lab1-icc-par-6'.B5]/1;3)" office:value-type="float" office:value="1.154" calcext:value-type="float">
            <text:p>1,154</text:p>
          </table:table-cell>
        </table:table-row>
        <table:table-row table:style-name="ro1">
          <table:table-cell table:formula="of:=[$'lab1-icc-seq'.A6]" office:value-type="float" office:value="13950" calcext:value-type="float">
            <text:p>13950</text:p>
          </table:table-cell>
          <table:table-cell table:formula="of:=ROUND([$'lab1-icc-seq'.B6]/[$'lab1-icc-seq'.B6]/1;3)" office:value-type="float" office:value="1" calcext:value-type="float">
            <text:p>1</text:p>
          </table:table-cell>
          <table:table-cell table:formula="of:=ROUND([$'lab1-icc-seq'.B6]/[$'lab1-icc-par-1'.B6]/1;3)" office:value-type="float" office:value="1.307" calcext:value-type="float">
            <text:p>1,307</text:p>
          </table:table-cell>
          <table:table-cell table:formula="of:=ROUND([$'lab1-icc-seq'.B6]/[$'lab1-icc-par-2'.B6]/1;3)" office:value-type="float" office:value="1.336" calcext:value-type="float">
            <text:p>1,336</text:p>
          </table:table-cell>
          <table:table-cell table:formula="of:=ROUND([$'lab1-icc-seq'.B6]/[$'lab1-icc-par-4'.B6]/1;3)" office:value-type="float" office:value="1.317" calcext:value-type="float">
            <text:p>1,317</text:p>
          </table:table-cell>
          <table:table-cell table:formula="of:=ROUND([$'lab1-icc-seq'.B6]/[$'lab1-icc-par-6'.B6]/1;3)" office:value-type="float" office:value="1.251" calcext:value-type="float">
            <text:p>1,251</text:p>
          </table:table-cell>
        </table:table-row>
        <table:table-row table:style-name="ro1">
          <table:table-cell table:formula="of:=[$'lab1-icc-seq'.A7]" office:value-type="float" office:value="16560" calcext:value-type="float">
            <text:p>16560</text:p>
          </table:table-cell>
          <table:table-cell table:formula="of:=ROUND([$'lab1-icc-seq'.B7]/[$'lab1-icc-seq'.B7]/1;3)" office:value-type="float" office:value="1" calcext:value-type="float">
            <text:p>1</text:p>
          </table:table-cell>
          <table:table-cell table:formula="of:=ROUND([$'lab1-icc-seq'.B7]/[$'lab1-icc-par-1'.B7]/1;3)" office:value-type="float" office:value="1.311" calcext:value-type="float">
            <text:p>1,311</text:p>
          </table:table-cell>
          <table:table-cell table:formula="of:=ROUND([$'lab1-icc-seq'.B7]/[$'lab1-icc-par-2'.B7]/1;3)" office:value-type="float" office:value="1.335" calcext:value-type="float">
            <text:p>1,335</text:p>
          </table:table-cell>
          <table:table-cell table:formula="of:=ROUND([$'lab1-icc-seq'.B7]/[$'lab1-icc-par-4'.B7]/1;3)" office:value-type="float" office:value="1.276" calcext:value-type="float">
            <text:p>1,276</text:p>
          </table:table-cell>
          <table:table-cell table:formula="of:=ROUND([$'lab1-icc-seq'.B7]/[$'lab1-icc-par-6'.B7]/1;3)" office:value-type="float" office:value="1.244" calcext:value-type="float">
            <text:p>1,244</text:p>
          </table:table-cell>
        </table:table-row>
        <table:table-row table:style-name="ro1">
          <table:table-cell table:formula="of:=[$'lab1-icc-seq'.A8]" office:value-type="float" office:value="19170" calcext:value-type="float">
            <text:p>19170</text:p>
          </table:table-cell>
          <table:table-cell table:formula="of:=ROUND([$'lab1-icc-seq'.B8]/[$'lab1-icc-seq'.B8]/1;3)" office:value-type="float" office:value="1" calcext:value-type="float">
            <text:p>1</text:p>
          </table:table-cell>
          <table:table-cell table:formula="of:=ROUND([$'lab1-icc-seq'.B8]/[$'lab1-icc-par-1'.B8]/1;3)" office:value-type="float" office:value="1.314" calcext:value-type="float">
            <text:p>1,314</text:p>
          </table:table-cell>
          <table:table-cell table:formula="of:=ROUND([$'lab1-icc-seq'.B8]/[$'lab1-icc-par-2'.B8]/1;3)" office:value-type="float" office:value="1.334" calcext:value-type="float">
            <text:p>1,334</text:p>
          </table:table-cell>
          <table:table-cell table:formula="of:=ROUND([$'lab1-icc-seq'.B8]/[$'lab1-icc-par-4'.B8]/1;3)" office:value-type="float" office:value="1.274" calcext:value-type="float">
            <text:p>1,274</text:p>
          </table:table-cell>
          <table:table-cell table:formula="of:=ROUND([$'lab1-icc-seq'.B8]/[$'lab1-icc-par-6'.B8]/1;3)" office:value-type="float" office:value="0.968" calcext:value-type="float">
            <text:p>0,968</text:p>
          </table:table-cell>
        </table:table-row>
        <table:table-row table:style-name="ro1">
          <table:table-cell table:formula="of:=[$'lab1-icc-seq'.A9]" office:value-type="float" office:value="21780" calcext:value-type="float">
            <text:p>21780</text:p>
          </table:table-cell>
          <table:table-cell table:formula="of:=ROUND([$'lab1-icc-seq'.B9]/[$'lab1-icc-seq'.B9]/1;3)" office:value-type="float" office:value="1" calcext:value-type="float">
            <text:p>1</text:p>
          </table:table-cell>
          <table:table-cell table:formula="of:=ROUND([$'lab1-icc-seq'.B9]/[$'lab1-icc-par-1'.B9]/1;3)" office:value-type="float" office:value="1.315" calcext:value-type="float">
            <text:p>1,315</text:p>
          </table:table-cell>
          <table:table-cell table:formula="of:=ROUND([$'lab1-icc-seq'.B9]/[$'lab1-icc-par-2'.B9]/1;3)" office:value-type="float" office:value="1.334" calcext:value-type="float">
            <text:p>1,334</text:p>
          </table:table-cell>
          <table:table-cell table:formula="of:=ROUND([$'lab1-icc-seq'.B9]/[$'lab1-icc-par-4'.B9]/1;3)" office:value-type="float" office:value="1.271" calcext:value-type="float">
            <text:p>1,271</text:p>
          </table:table-cell>
          <table:table-cell table:formula="of:=ROUND([$'lab1-icc-seq'.B9]/[$'lab1-icc-par-6'.B9]/1;3)" office:value-type="float" office:value="0.975" calcext:value-type="float">
            <text:p>0,975</text:p>
          </table:table-cell>
        </table:table-row>
        <table:table-row table:style-name="ro1">
          <table:table-cell table:formula="of:=[$'lab1-icc-seq'.A10]" office:value-type="float" office:value="24390" calcext:value-type="float">
            <text:p>24390</text:p>
          </table:table-cell>
          <table:table-cell table:formula="of:=ROUND([$'lab1-icc-seq'.B10]/[$'lab1-icc-seq'.B10]/1;3)" office:value-type="float" office:value="1" calcext:value-type="float">
            <text:p>1</text:p>
          </table:table-cell>
          <table:table-cell table:formula="of:=ROUND([$'lab1-icc-seq'.B10]/[$'lab1-icc-par-1'.B10]/1;3)" office:value-type="float" office:value="1.317" calcext:value-type="float">
            <text:p>1,317</text:p>
          </table:table-cell>
          <table:table-cell table:formula="of:=ROUND([$'lab1-icc-seq'.B10]/[$'lab1-icc-par-2'.B10]/1;3)" office:value-type="float" office:value="1.333" calcext:value-type="float">
            <text:p>1,333</text:p>
          </table:table-cell>
          <table:table-cell table:formula="of:=ROUND([$'lab1-icc-seq'.B10]/[$'lab1-icc-par-4'.B10]/1;3)" office:value-type="float" office:value="1.269" calcext:value-type="float">
            <text:p>1,269</text:p>
          </table:table-cell>
          <table:table-cell table:formula="of:=ROUND([$'lab1-icc-seq'.B10]/[$'lab1-icc-par-6'.B10]/1;3)" office:value-type="float" office:value="1.012" calcext:value-type="float">
            <text:p>1,012</text:p>
          </table:table-cell>
        </table:table-row>
        <table:table-row table:style-name="ro1">
          <table:table-cell table:formula="of:=[$'lab1-icc-seq'.A11]" office:value-type="float" office:value="27000" calcext:value-type="float">
            <text:p>27000</text:p>
          </table:table-cell>
          <table:table-cell table:formula="of:=ROUND([$'lab1-icc-seq'.B11]/[$'lab1-icc-seq'.B11]/1;3)" office:value-type="float" office:value="1" calcext:value-type="float">
            <text:p>1</text:p>
          </table:table-cell>
          <table:table-cell table:formula="of:=ROUND([$'lab1-icc-seq'.B11]/[$'lab1-icc-par-1'.B11]/1;3)" office:value-type="float" office:value="1.319" calcext:value-type="float">
            <text:p>1,319</text:p>
          </table:table-cell>
          <table:table-cell table:formula="of:=ROUND([$'lab1-icc-seq'.B11]/[$'lab1-icc-par-2'.B11]/1;3)" office:value-type="float" office:value="1.333" calcext:value-type="float">
            <text:p>1,333</text:p>
          </table:table-cell>
          <table:table-cell table:formula="of:=ROUND([$'lab1-icc-seq'.B11]/[$'lab1-icc-par-4'.B11]/1;3)" office:value-type="float" office:value="1.269" calcext:value-type="float">
            <text:p>1,269</text:p>
          </table:table-cell>
          <table:table-cell table:formula="of:=ROUND([$'lab1-icc-seq'.B11]/[$'lab1-icc-par-6'.B11]/1;3)" office:value-type="float" office:value="1.05" calcext:value-type="float">
            <text:p>1,05</text:p>
          </table:table-cell>
        </table:table-row>
      </table:table>
      <table:table table:name="lab1-icc-seq" table:style-name="ta1">
        <table:table-source xlink:type="simple" xlink:href="../../build/lab1-icc-seq.csv" table:table-name="lab1-icc-seq" table:filter-name="Text - txt - csv (StarCalc)" table:filter-options="59,34,76,1,,0,false,false,true,false,false,0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1340" calcext:value-type="float">
            <text:p>11340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13950" calcext:value-type="float">
            <text:p>13950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16560" calcext:value-type="float">
            <text:p>16560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19170" calcext:value-type="float">
            <text:p>19170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21780" calcext:value-type="float">
            <text:p>21780</text:p>
          </table:table-cell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24390" calcext:value-type="float">
            <text:p>24390</text:p>
          </table:table-cell>
          <table:table-cell office:value-type="float" office:value="4174" calcext:value-type="float">
            <text:p>4174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5104" calcext:value-type="float">
            <text:p>5104</text:p>
          </table:table-cell>
        </table:table-row>
      </table:table>
      <table:table table:name="lab1-icc-par-1" table:style-name="ta1">
        <table:table-source xlink:type="simple" xlink:href="../../build/lab1-icc-par-1.csv" table:table-name="lab1-icc-par-1" table:filter-name="Text - txt - csv (StarCalc)" table:filter-options="59,34,76,1,,0,false,false,true,false,false,0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1340" calcext:value-type="float">
            <text:p>11340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3950" calcext:value-type="float">
            <text:p>13950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6560" calcext:value-type="float">
            <text:p>16560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19170" calcext:value-type="float">
            <text:p>19170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21780" calcext:value-type="float">
            <text:p>21780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float" office:value="24390" calcext:value-type="float">
            <text:p>24390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3870" calcext:value-type="float">
            <text:p>3870</text:p>
          </table:table-cell>
        </table:table-row>
      </table:table>
      <table:table table:name="lab1-icc-par-2" table:style-name="ta1">
        <table:table-source xlink:type="simple" xlink:href="../../build/lab1-icc-par-2.csv" table:table-name="lab1-icc-par-2" table:filter-name="Text - txt - csv (StarCalc)" table:filter-options="59,34,76,1,,0,false,false,true,false,false,0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1340" calcext:value-type="float">
            <text:p>1134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3950" calcext:value-type="float">
            <text:p>13950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6560" calcext:value-type="float">
            <text:p>16560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float" office:value="19170" calcext:value-type="float">
            <text:p>19170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21780" calcext:value-type="float">
            <text:p>21780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24390" calcext:value-type="float">
            <text:p>24390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3829" calcext:value-type="float">
            <text:p>3829</text:p>
          </table:table-cell>
        </table:table-row>
      </table:table>
      <table:table table:name="lab1-icc-par-4" table:style-name="ta1">
        <table:table-source xlink:type="simple" xlink:href="../../build/lab1-icc-par-4.csv" table:table-name="lab1-icc-par-4" table:filter-name="Text - txt - csv (StarCalc)" table:filter-options="59,34,76,1,,0,false,false,true,false,false,0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1340" calcext:value-type="float">
            <text:p>1134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3950" calcext:value-type="float">
            <text:p>13950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16560" calcext:value-type="float">
            <text:p>16560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19170" calcext:value-type="float">
            <text:p>1917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21780" calcext:value-type="float">
            <text:p>21780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24390" calcext:value-type="float">
            <text:p>24390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4021" calcext:value-type="float">
            <text:p>4021</text:p>
          </table:table-cell>
        </table:table-row>
      </table:table>
      <table:table table:name="lab1-icc-par-6" table:style-name="ta1">
        <table:table-source xlink:type="simple" xlink:href="../../build/lab1-icc-par-6.csv" table:table-name="lab1-icc-par-6" table:filter-name="Text - txt - csv (StarCalc)" table:filter-options="59,34,76,1,,0,false,false,true,false,false,0,false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1340" calcext:value-type="float">
            <text:p>11340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3950" calcext:value-type="float">
            <text:p>13950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6560" calcext:value-type="float">
            <text:p>16560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9170" calcext:value-type="float">
            <text:p>19170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21780" calcext:value-type="float">
            <text:p>21780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float" office:value="24390" calcext:value-type="float">
            <text:p>24390</text:p>
          </table:table-cell>
          <table:table-cell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4861" calcext:value-type="float">
            <text:p>48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5T17:59:01.867699426</dc:date>
    <meta:editing-duration>PT25M46S</meta:editing-duration>
    <meta:editing-cycles>7</meta:editing-cycles>
    <meta:generator>LibreOffice/7.4.1.2$Linux_X86_64 LibreOffice_project/40$Build-2</meta:generator>
    <meta:document-statistic meta:table-count="7" meta:cell-count="25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25cm" svg:y="3.205cm" style:legend-expansion="high" chart:style-name="ch2"/>
        <chart:plot-area chart:style-name="ch3" table:cell-range-address="Sheet1.A1:Sheet1.F12" chart:data-source-has-labels="both" svg:x="1.331cm" svg:y="0.18cm" svg:width="12.774cm" svg:height="7.659cm">
          <chart:coordinate-region svg:x="2.323cm" svg:y="0.38cm" svg:width="11.782cm" svg:height="6.812cm"/>
          <chart:axis chart:dimension="x" chart:name="primary-x" chart:style-name="ch4" chartooo:axis-type="auto">
            <chartooo:date-scale/>
            <chart:title svg:x="7.542cm" svg:y="8.019cm" chart:style-name="ch5">
              <text:p>N</text:p>
            </chart:title>
            <chart:categories table:cell-range-address="Sheet1.A2:Sheet1.A12"/>
          </chart:axis>
          <chart:axis chart:dimension="y" chart:name="primary-y" chart:style-name="ch6">
            <chart:title svg:x="0.451cm" svg:y="4.714cm" chart:style-name="ch7">
              <text:p>Time, ms</text:p>
            </chart:title>
            <chart:grid chart:style-name="ch8" chart:class="major"/>
          </chart:axis>
          <chart:series chart:style-name="ch9" chart:values-cell-range-address="Sheet1.B2:Sheet1.B12" chart:label-cell-address="Sheet1.B1:Sheet1.B1" chart:class="chart:bar">
            <chart:data-point chart:repeated="11"/>
          </chart:series>
          <chart:series chart:style-name="ch10" chart:values-cell-range-address="Sheet1.C2:Sheet1.C12" chart:label-cell-address="Sheet1.C1:Sheet1.C1" chart:class="chart:bar">
            <chart:data-point chart:repeated="11"/>
          </chart:series>
          <chart:series chart:style-name="ch11" chart:values-cell-range-address="Sheet1.D2:Sheet1.D12" chart:label-cell-address="Sheet1.D1:Sheet1.D1" chart:class="chart:bar">
            <chart:data-point chart:repeated="11"/>
          </chart:series>
          <chart:series chart:style-name="ch12" chart:values-cell-range-address="Sheet1.E2:Sheet1.E12" chart:label-cell-address="Sheet1.E1:Sheet1.E1" chart:class="chart:bar">
            <chart:data-point chart:repeated="11"/>
          </chart:series>
          <chart:series chart:style-name="ch13" chart:values-cell-range-address="Sheet1.F2:Sheet1.F12" chart:label-cell-address="Sheet1.F1:Sheet1.F1" chart:class="chart:ba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B1:Sheet1.B1</svg:desc>
                </draw:g>
              </table:table-cell>
              <table:table-cell office:value-type="string">
                <text:p>Par-1</text:p>
                <draw:g>
                  <svg:desc>Sheet1.C1:Sheet1.C1</svg:desc>
                </draw:g>
              </table:table-cell>
              <table:table-cell office:value-type="string">
                <text:p>Par-2</text:p>
                <draw:g>
                  <svg:desc>Sheet1.D1:Sheet1.D1</svg:desc>
                </draw:g>
              </table:table-cell>
              <table:table-cell office:value-type="string">
                <text:p>Par-4</text:p>
                <draw:g>
                  <svg:desc>Sheet1.E1:Sheet1.E1</svg:desc>
                </draw:g>
              </table:table-cell>
              <table:table-cell office:value-type="string">
                <text:p>Par-6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900">
                <text:p>900</text:p>
                <draw:g>
                  <svg:desc>Sheet1.A2:Sheet1.A12</svg:desc>
                </draw:g>
              </table:table-cell>
              <table:table-cell office:value-type="float" office:value="10">
                <text:p>10</text:p>
                <draw:g>
                  <svg:desc>Sheet1.B2:Sheet1.B12</svg:desc>
                </draw:g>
              </table:table-cell>
              <table:table-cell office:value-type="float" office:value="9">
                <text:p>9</text:p>
                <draw:g>
                  <svg:desc>Sheet1.C2:Sheet1.C12</svg:desc>
                </draw:g>
              </table:table-cell>
              <table:table-cell office:value-type="float" office:value="8">
                <text:p>8</text:p>
                <draw:g>
                  <svg:desc>Sheet1.D2:Sheet1.D12</svg:desc>
                </draw:g>
              </table:table-cell>
              <table:table-cell office:value-type="float" office:value="10">
                <text:p>10</text:p>
                <draw:g>
                  <svg:desc>Sheet1.E2:Sheet1.E12</svg:desc>
                </draw:g>
              </table:table-cell>
              <table:table-cell office:value-type="float" office:value="14">
                <text:p>14</text:p>
                <draw:g>
                  <svg:desc>Sheet1.F2:Sheet1.F12</svg:desc>
                </draw:g>
              </table:table-cell>
            </table:table-row>
            <table:table-row>
              <table:table-cell office:value-type="float" office:value="3510">
                <text:p>3510</text:p>
              </table:table-cell>
              <table:table-cell office:value-type="float" office:value="102">
                <text:p>102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6120">
                <text:p>6120</text:p>
              </table:table-cell>
              <table:table-cell office:value-type="float" office:value="287">
                <text:p>287</text:p>
              </table:table-cell>
              <table:table-cell office:value-type="float" office:value="225">
                <text:p>225</text:p>
              </table:table-cell>
              <table:table-cell office:value-type="float" office:value="215">
                <text:p>215</text:p>
              </table:table-cell>
              <table:table-cell office:value-type="float" office:value="223">
                <text:p>22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8730">
                <text:p>8730</text:p>
              </table:table-cell>
              <table:table-cell office:value-type="float" office:value="563">
                <text:p>563</text:p>
              </table:table-cell>
              <table:table-cell office:value-type="float" office:value="436">
                <text:p>436</text:p>
              </table:table-cell>
              <table:table-cell office:value-type="float" office:value="422">
                <text:p>422</text:p>
              </table:table-cell>
              <table:table-cell office:value-type="float" office:value="442">
                <text:p>44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11340">
                <text:p>11340</text:p>
              </table:table-cell>
              <table:table-cell office:value-type="float" office:value="936">
                <text:p>936</text:p>
              </table:table-cell>
              <table:table-cell office:value-type="float" office:value="719">
                <text:p>719</text:p>
              </table:table-cell>
              <table:table-cell office:value-type="float" office:value="700">
                <text:p>700</text:p>
              </table:table-cell>
              <table:table-cell office:value-type="float" office:value="724">
                <text:p>724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13950">
                <text:p>13950</text:p>
              </table:table-cell>
              <table:table-cell office:value-type="float" office:value="1397">
                <text:p>1397</text:p>
              </table:table-cell>
              <table:table-cell office:value-type="float" office:value="1069">
                <text:p>1069</text:p>
              </table:table-cell>
              <table:table-cell office:value-type="float" office:value="1046">
                <text:p>1046</text:p>
              </table:table-cell>
              <table:table-cell office:value-type="float" office:value="1061">
                <text:p>1061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16560">
                <text:p>16560</text:p>
              </table:table-cell>
              <table:table-cell office:value-type="float" office:value="1953">
                <text:p>1953</text:p>
              </table:table-cell>
              <table:table-cell office:value-type="float" office:value="1490">
                <text:p>1490</text:p>
              </table:table-cell>
              <table:table-cell office:value-type="float" office:value="1463">
                <text:p>1463</text:p>
              </table:table-cell>
              <table:table-cell office:value-type="float" office:value="1531">
                <text:p>1531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19170">
                <text:p>19170</text:p>
              </table:table-cell>
              <table:table-cell office:value-type="float" office:value="2602">
                <text:p>2602</text:p>
              </table:table-cell>
              <table:table-cell office:value-type="float" office:value="1980">
                <text:p>1980</text:p>
              </table:table-cell>
              <table:table-cell office:value-type="float" office:value="1950">
                <text:p>1950</text:p>
              </table:table-cell>
              <table:table-cell office:value-type="float" office:value="2043">
                <text:p>2043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float" office:value="21780">
                <text:p>21780</text:p>
              </table:table-cell>
              <table:table-cell office:value-type="float" office:value="3342">
                <text:p>3342</text:p>
              </table:table-cell>
              <table:table-cell office:value-type="float" office:value="2541">
                <text:p>2541</text:p>
              </table:table-cell>
              <table:table-cell office:value-type="float" office:value="2505">
                <text:p>2505</text:p>
              </table:table-cell>
              <table:table-cell office:value-type="float" office:value="2629">
                <text:p>2629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float" office:value="24390">
                <text:p>24390</text:p>
              </table:table-cell>
              <table:table-cell office:value-type="float" office:value="4174">
                <text:p>4174</text:p>
              </table:table-cell>
              <table:table-cell office:value-type="float" office:value="3169">
                <text:p>3169</text:p>
              </table:table-cell>
              <table:table-cell office:value-type="float" office:value="3131">
                <text:p>3131</text:p>
              </table:table-cell>
              <table:table-cell office:value-type="float" office:value="3289">
                <text:p>3289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5104">
                <text:p>5104</text:p>
              </table:table-cell>
              <table:table-cell office:value-type="float" office:value="3870">
                <text:p>3870</text:p>
              </table:table-cell>
              <table:table-cell office:value-type="float" office:value="3829">
                <text:p>3829</text:p>
              </table:table-cell>
              <table:table-cell office:value-type="float" office:value="4021">
                <text:p>4021</text:p>
              </table:table-cell>
              <table:table-cell office:value-type="float" office:value="4861">
                <text:p>48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